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25-07-24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6696" calcext:value-type="float">
            <text:p>58.1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25-05-13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012" calcext:value-type="float">
            <text:p>58.1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25-03-11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4024" calcext:value-type="float">
            <text:p>58.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24-12-10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4024" calcext:value-type="float">
            <text:p>58.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24-08-26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6696" calcext:value-type="float">
            <text:p>58.1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24-07-25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24-05-23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012" calcext:value-type="float">
            <text:p>58.1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24-05-01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2792" calcext:value-type="float">
            <text:p>58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24-02-29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1936" calcext:value-type="float">
            <text:p>58.1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23-11-15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23-08-22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7552" calcext:value-type="float">
            <text:p>58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23-08-17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3064" calcext:value-type="float">
            <text:p>58.0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22-06-22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21-07-01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21-06-30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3648" calcext:value-type="float">
            <text:p>58.1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21-03-19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1664" calcext:value-type="float">
            <text:p>58.2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20-12-30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8304" calcext:value-type="float">
            <text:p>58.0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20-10-0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20-09-28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20-06-30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4776" calcext:value-type="float">
            <text:p>58.0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9-12-20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9744" calcext:value-type="float">
            <text:p>58.1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9-10-25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9472" calcext:value-type="float">
            <text:p>58.2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9-08-0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8304" calcext:value-type="float">
            <text:p>58.0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9-06-28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1936" calcext:value-type="float">
            <text:p>58.1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9-04-22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4984" calcext:value-type="float">
            <text:p>58.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8-11-29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8-11-14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8-08-23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252" calcext:value-type="float">
            <text:p>58.2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8-08-10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9848" calcext:value-type="float">
            <text:p>58.2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8-07-26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8-07-17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8136" calcext:value-type="float">
            <text:p>58.2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8-07-10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1664" calcext:value-type="float">
            <text:p>58.2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8-07-06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8-06-06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8-05-24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156" calcext:value-type="float">
            <text:p>58.2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8-01-31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8-01-03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0808" calcext:value-type="float">
            <text:p>58.2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7-20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4-04 2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3752" calcext:value-type="float">
            <text:p>58.2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8888" calcext:value-type="float">
            <text:p>58.1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8616" calcext:value-type="float">
            <text:p>58.2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1288" calcext:value-type="float">
            <text:p>58.3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8136" calcext:value-type="float">
            <text:p>58.2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0704" calcext:value-type="float">
            <text:p>58.2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5192" calcext:value-type="float">
            <text:p>58.3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2896" calcext:value-type="float">
            <text:p>58.2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7656" calcext:value-type="float">
            <text:p>58.2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3376" calcext:value-type="float">
            <text:p>58.2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0704" calcext:value-type="float">
            <text:p>58.2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3-23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0808" calcext:value-type="float">
            <text:p>58.2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2-17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012" calcext:value-type="float">
            <text:p>58.1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8136" calcext:value-type="float">
            <text:p>58.2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7656" calcext:value-type="float">
            <text:p>58.2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9952" calcext:value-type="float">
            <text:p>58.2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9096" calcext:value-type="float">
            <text:p>58.2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7656" calcext:value-type="float">
            <text:p>58.2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7384" calcext:value-type="float">
            <text:p>58.3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3376" calcext:value-type="float">
            <text:p>58.2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8616" calcext:value-type="float">
            <text:p>58.2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7488" calcext:value-type="float">
            <text:p>58.3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3104" calcext:value-type="float">
            <text:p>58.3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0808" calcext:value-type="float">
            <text:p>58.2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8888" calcext:value-type="float">
            <text:p>58.1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1936" calcext:value-type="float">
            <text:p>58.1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0704" calcext:value-type="float">
            <text:p>58.2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7656" calcext:value-type="float">
            <text:p>58.2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7656" calcext:value-type="float">
            <text:p>58.2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6696" calcext:value-type="float">
            <text:p>58.1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4608" calcext:value-type="float">
            <text:p>58.2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9744" calcext:value-type="float">
            <text:p>58.1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6696" calcext:value-type="float">
            <text:p>58.1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6424" calcext:value-type="float">
            <text:p>58.2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3208" calcext:value-type="float">
            <text:p>58.4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5024" calcext:value-type="float">
            <text:p>58.4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0432" calcext:value-type="float">
            <text:p>58.3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0704" calcext:value-type="float">
            <text:p>58.2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9952" calcext:value-type="float">
            <text:p>58.2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7112" calcext:value-type="float">
            <text:p>58.4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4064" calcext:value-type="float">
            <text:p>58.4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9952" calcext:value-type="float">
            <text:p>58.2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9096" calcext:value-type="float">
            <text:p>58.2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9472" calcext:value-type="float">
            <text:p>58.2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1664" calcext:value-type="float">
            <text:p>58.2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7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6424" calcext:value-type="float">
            <text:p>58.2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8032" calcext:value-type="float">
            <text:p>58.1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204" calcext:value-type="float">
            <text:p>58.2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204" calcext:value-type="float">
            <text:p>58.2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7656" calcext:value-type="float">
            <text:p>58.2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9952" calcext:value-type="float">
            <text:p>58.2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1288" calcext:value-type="float">
            <text:p>58.3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2624" calcext:value-type="float">
            <text:p>58.3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3376" calcext:value-type="float">
            <text:p>58.2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6904" calcext:value-type="float">
            <text:p>58.2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444" calcext:value-type="float">
            <text:p>58.3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68" calcext:value-type="float">
            <text:p>58.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1184" calcext:value-type="float">
            <text:p>58.2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444" calcext:value-type="float">
            <text:p>58.3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348" calcext:value-type="float">
            <text:p>58.3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0432" calcext:value-type="float">
            <text:p>58.3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1664" calcext:value-type="float">
            <text:p>58.2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9472" calcext:value-type="float">
            <text:p>58.2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5776" calcext:value-type="float">
            <text:p>58.4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9304" calcext:value-type="float">
            <text:p>58.4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0808" calcext:value-type="float">
            <text:p>58.2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7656" calcext:value-type="float">
            <text:p>58.2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5568" calcext:value-type="float">
            <text:p>58.2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3104" calcext:value-type="float">
            <text:p>58.3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6528" calcext:value-type="float">
            <text:p>58.3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7656" calcext:value-type="float">
            <text:p>58.2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012" calcext:value-type="float">
            <text:p>58.1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2208" calcext:value-type="float">
            <text:p>58.0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4776" calcext:value-type="float">
            <text:p>58.0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2624" calcext:value-type="float">
            <text:p>58.3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3856" calcext:value-type="float">
            <text:p>58.2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5672" calcext:value-type="float">
            <text:p>58.3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5296" calcext:value-type="float">
            <text:p>58.3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3584" calcext:value-type="float">
            <text:p>58.3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7864" calcext:value-type="float">
            <text:p>58.3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4984" calcext:value-type="float">
            <text:p>58.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5088" calcext:value-type="float">
            <text:p>58.2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3376" calcext:value-type="float">
            <text:p>58.2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6424" calcext:value-type="float">
            <text:p>58.2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0808" calcext:value-type="float">
            <text:p>58.2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7488" calcext:value-type="float">
            <text:p>58.3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2728" calcext:value-type="float">
            <text:p>58.4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2144" calcext:value-type="float">
            <text:p>58.3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3584" calcext:value-type="float">
            <text:p>58.3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7488" calcext:value-type="float">
            <text:p>58.3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5296" calcext:value-type="float">
            <text:p>58.3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5776" calcext:value-type="float">
            <text:p>58.4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2248" calcext:value-type="float">
            <text:p>58.3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5672" calcext:value-type="float">
            <text:p>58.3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3376" calcext:value-type="float">
            <text:p>58.2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5568" calcext:value-type="float">
            <text:p>58.2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3856" calcext:value-type="float">
            <text:p>58.2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1664" calcext:value-type="float">
            <text:p>58.2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3104" calcext:value-type="float">
            <text:p>58.3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5672" calcext:value-type="float">
            <text:p>58.3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2</text:p>
          </table:table-cell>
          <table:table-cell office:value-type="string" calcext:value-type="string">
            <text:p>OPDC nr Marion; Marion Rest Area</text:p>
          </table:table-cell>
          <table:table-cell office:value-type="string" calcext:value-type="string">
            <text:p>2016-10-25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016" calcext:value-type="float">
            <text:p>58.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44" meta:object-count="0"/>
    <meta:user-defined meta:name="AppVersion">3.0</meta:user-defined>
  </office:meta>
</office:document-meta>
</file>